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style:font-name="Bahnschrift" fo:font-size="28pt" style:font-size-asian="28pt" style:font-size-complex="28pt"/>
    </style:style>
    <style:style style:name="P2" style:family="paragraph" style:parent-style-name="Standard">
      <style:paragraph-properties fo:text-align="start" style:justify-single-word="false"/>
      <style:text-properties style:use-window-font-color="true" style:font-name="Bahnschrift" fo:font-size="28pt" officeooo:paragraph-rsid="0019d409" style:font-size-asian="28pt" style:font-size-complex="28pt"/>
    </style:style>
    <style:style style:name="P3" style:family="paragraph" style:parent-style-name="Standard">
      <style:paragraph-properties fo:text-align="start" style:justify-single-word="false"/>
      <style:text-properties fo:font-size="28pt" style:font-size-asian="28pt" style:font-size-complex="28pt"/>
    </style:style>
    <style:style style:name="P4" style:family="paragraph" style:parent-style-name="Standard">
      <style:paragraph-properties fo:text-align="start" style:justify-single-word="false"/>
      <style:text-properties fo:font-size="28pt" officeooo:paragraph-rsid="0019d409" style:font-size-asian="28pt" style:font-size-complex="28pt"/>
    </style:style>
    <style:style style:name="P5" style:family="paragraph" style:parent-style-name="Standard">
      <style:paragraph-properties fo:text-align="start" style:justify-single-word="false" fo:break-before="page"/>
      <style:text-properties style:use-window-font-color="true" style:font-name="Bahnschrift" fo:font-size="28pt" officeooo:paragraph-rsid="0019d409" style:font-size-asian="28pt" style:font-size-complex="28pt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style:use-window-font-color="true" style:font-name="Bahnschrift"/>
    </style:style>
    <style:style style:name="T3" style:family="text">
      <style:text-properties style:use-window-font-color="true" style:font-name="Bahnschrift" fo:font-size="36pt" style:font-size-asian="36pt" style:font-size-complex="36pt"/>
    </style:style>
    <style:style style:name="T4" style:family="text">
      <style:text-properties style:use-window-font-color="true" style:font-name="Bahnschrift" fo:font-size="36pt" style:text-underline-style="none" fo:font-weight="bold" style:font-size-asian="36pt" style:font-weight-asian="bold" style:font-size-complex="36pt" style:font-weight-complex="bold"/>
    </style:style>
    <style:style style:name="T5" style:family="text">
      <style:text-properties style:use-window-font-color="true" style:font-name="Bahnschrift" fo:font-size="36pt" style:text-underline-style="none" officeooo:rsid="0017f967" style:font-size-asian="36pt" style:font-size-complex="36pt"/>
    </style:style>
    <style:style style:name="T6" style:family="text">
      <style:text-properties style:use-window-font-color="true" style:font-name="Bahnschrift" style:text-underline-style="none" fo:font-weight="bold" style:font-weight-asian="bold" style:font-weight-complex="bold"/>
    </style:style>
    <style:style style:name="T7" style:family="text">
      <style:text-properties style:use-window-font-color="true" style:font-name="Bahnschrift" style:text-underline-style="none" officeooo:rsid="0017f9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Thank you for buying DrumKid!</text:p>
      <text:p text:style-name="P1"/>
      <text:p text:style-name="P1">Find manuals, tutorials, and info at <text:span text:style-name="T1">mattbradshawdesign.com/drumkid</text:span></text:p>
      <text:p text:style-name="P1"/>
      <text:p text:style-name="P3"><text:span text:style-name="T2">If you have any issues with DrumKid, please e‑mail </text:span><text:span text:style-name="T6">matthewloydbradshaw@gmail.com</text:span><text:span text:style-name="T2"> and I'll be happy to help. I'd also love to hear any music you make with DrumKid, as well as any suggestions you have </text:span><text:span text:style-name="T7">for </text:span><text:span text:style-name="T2">future updates.</text:span></text:p>
      <text:p text:style-name="P5"/>
      <text:p text:style-name="P2">Thank you for buying DrumKid!</text:p>
      <text:p text:style-name="P2"/>
      <text:p text:style-name="P2">Find manuals, tutorials, and info at <text:span text:style-name="T1">mattbradshawdesign.com/drumkid</text:span></text:p>
      <text:p text:style-name="P2"/>
      <text:p text:style-name="P4"><text:span text:style-name="T2">If you have any issues with DrumKid, please e‑mail </text:span><text:span text:style-name="T6">matthewloydbradshaw@gmail.com</text:span><text:span text:style-name="T2"> and I'll be happy to help. I'd also love to hear any music you make with DrumKid, as well as any suggestions you have </text:span><text:span text:style-name="T7">for </text:span><text:span text:style-name="T2">future updates.</text:span></text:p>
      <text:p text:style-name="P5"/>
      <text:p text:style-name="P2">Thank you for buying DrumKid!</text:p>
      <text:p text:style-name="P2"/>
      <text:p text:style-name="P2">Find manuals, tutorials, and info at <text:span text:style-name="T1">mattbradshawdesign.com/drumkid</text:span></text:p>
      <text:p text:style-name="P2"/>
      <text:p text:style-name="P4"><text:span text:style-name="T2">If you have any issues with DrumKid, please e‑mail </text:span><text:span text:style-name="T6">matthewloydbradshaw@gmail.com</text:span><text:span text:style-name="T2"> and I'll be happy to help. I'd also love to hear any music you make with DrumKid, as well as any suggestions you have </text:span><text:span text:style-name="T7">for </text:span><text:span text:style-name="T2">future updates.</text:span></text:p>
      <text:p text:style-name="P5"/>
      <text:p text:style-name="P2">Thank you for buying DrumKid!</text:p>
      <text:p text:style-name="P2"/>
      <text:p text:style-name="P2">Find manuals, tutorials, and info at <text:span text:style-name="T1">mattbradshawdesign.com/drumkid</text:span></text:p>
      <text:p text:style-name="P2"/>
      <text:p text:style-name="P4"><text:span text:style-name="T2">If you have any issues with DrumKid, please e‑mail </text:span><text:span text:style-name="T6">matthewloydbradshaw@gmail.com</text:span><text:span text:style-name="T2"> and I'll be happy to help. I'd also love to hear any music you make with DrumKid, as well as any suggestions you have </text:span><text:span text:style-name="T7">for </text:span><text:span text:style-name="T2">future update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3cm" fo:margin-bottom="3cm" fo:margin-left="4.001cm" fo:margin-right="4.0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7T14:22:15.095000000</meta:creation-date>
    <dc:date>2020-06-09T14:11:57.920000000</dc:date>
    <meta:editing-duration>P1DT1H54M2S</meta:editing-duration>
    <meta:editing-cycles>5</meta:editing-cycles>
    <meta:generator>LibreOffice/6.3.5.2$Windows_X86_64 LibreOffice_project/dd0751754f11728f69b42ee2af66670068624673</meta:generator>
    <meta:print-date>2020-06-08T16:11:00.159000000</meta:print-date>
    <meta:document-statistic meta:table-count="0" meta:image-count="0" meta:object-count="0" meta:page-count="4" meta:paragraph-count="12" meta:word-count="196" meta:character-count="1256" meta:non-whitespace-character-count="1072"/>
  </office:meta>
</office:document-meta>
</file>